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FreeSans1" svg:font-family="FreeSans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3.25cm" fo:min-width="1.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2.45cm" fo:min-width="1.4cm"/>
    </style:style>
    <style:style style:name="gr4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2.05cm" fo:min-width="1.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1.45cm" fo:min-width="1.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2.05cm" fo:min-width="2.7cm"/>
    </style:style>
    <style:style style:name="gr10" style:family="graphic" style:parent-style-name="standard">
      <style:graphic-properties draw:stroke="none" draw:fill="none" fo:min-height="0.813cm"/>
    </style:style>
    <style:style style:name="gr11" style:family="graphic" style:parent-style-name="standard">
      <style:graphic-properties draw:stroke="none" draw:fill="none" fo:min-height="1.441cm"/>
    </style:style>
    <style:style style:name="gr12" style:family="graphic" style:parent-style-name="standard">
      <style:graphic-properties draw:stroke="none" draw:fill="none" fo:min-height="0.949cm"/>
    </style:style>
    <style:style style:name="gr13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5.55cm" fo:min-width="3.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style:font-name="Courier New1"/>
    </style:style>
    <style:style style:name="P4" style:family="paragraph">
      <style:text-properties fo:color="#00cc33"/>
    </style:style>
    <style:style style:name="P5" style:family="paragraph">
      <loext:graphic-properties draw:fill="none" draw:fill-color="#ffffff"/>
      <style:text-properties fo:color="#00cc33"/>
    </style:style>
    <style:style style:name="P6" style:family="paragraph"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style:text-properties style:font-name="Courier1" fo:font-size="13pt" style:font-size-asian="13pt" style:font-size-complex="13pt"/>
    </style:style>
    <style:style style:name="P9" style:family="paragraph">
      <loext:graphic-properties draw:fill="none" draw:fill-color="#ffffff"/>
      <style:text-properties style:font-name="Courier1" fo:font-size="13pt" style:font-size-asian="13pt" style:font-size-complex="13pt"/>
    </style:style>
    <style:style style:name="P10" style:family="paragraph">
      <style:text-properties fo:font-size="8pt" style:font-size-asian="8pt" style:font-size-complex="8pt"/>
    </style:style>
    <style:style style:name="P11" style:family="paragraph">
      <loext:graphic-properties draw:fill="none" draw:fill-color="#ffffff"/>
      <style:text-properties fo:font-size="8pt" style:font-size-asian="8pt" style:font-size-complex="8pt"/>
    </style:style>
    <style:style style:name="P12" style:family="paragraph">
      <loext:graphic-properties draw:fill="none"/>
    </style:style>
    <style:style style:name="P13" style:family="paragraph">
      <loext:graphic-properties draw:fill="none"/>
      <style:text-properties fo:color="#00cc33"/>
    </style:style>
    <style:style style:name="T1" style:family="text">
      <style:text-properties style:font-name="Arial" fo:font-size="6pt" style:font-size-asian="6pt" style:font-size-complex="6pt"/>
    </style:style>
    <style:style style:name="T2" style:family="text">
      <style:text-properties style:font-name="Courier New1"/>
    </style:style>
    <style:style style:name="T3" style:family="text">
      <style:text-properties style:font-name="Courier New1" fo:font-size="6pt" style:font-size-asian="6pt" style:font-size-complex="6pt"/>
    </style:style>
    <style:style style:name="T4" style:family="text">
      <style:text-properties fo:color="#00cc33" fo:font-size="12pt" style:font-size-asian="12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Courier1" fo:font-size="13pt" style:font-size-asian="13pt" style:font-size-complex="13pt"/>
    </style:style>
    <style:style style:name="T7" style:family="text">
      <style:text-properties style:font-name="Courier New1" fo:font-size="8pt" style:font-size-asian="8pt" style:font-size-complex="8pt"/>
    </style:style>
    <style:style style:name="T8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2.4cm" svg:height="3.5cm" svg:x="9.6cm" svg:y="0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84cm" svg:height="0.962cm" svg:x="9.6cm" svg:y="0.5cm">
          <draw:text-box>
            <text:p>DNS</text:p>
          </draw:text-box>
        </draw:frame>
        <draw:custom-shape draw:style-name="gr3" draw:text-style-name="P1" draw:layer="layout" svg:width="1.9cm" svg:height="2.7cm" svg:x="4.403cm" svg:y="0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73cm" svg:height="1.2cm" svg:x="4.603cm" svg:y="0.4cm">
          <draw:text-box>
            <text:p>CA</text:p>
            <text:p><text:span text:style-name="T1">Let‘s </text:span><text:span text:style-name="T1">Encrypt</text:span></text:p>
          </draw:text-box>
        </draw:frame>
        <draw:frame draw:style-name="gr2" draw:text-style-name="P3" draw:layer="layout" svg:width="2.153cm" svg:height="1.213cm" svg:x="9.347cm" svg:y="1.3cm">
          <draw:text-box>
            <text:p><text:span text:style-name="T2">CAA</text:span></text:p>
            <text:p><text:span text:style-name="T3">Let‘s Encrypt</text:span></text:p>
          </draw:text-box>
        </draw:frame>
        <draw:line draw:style-name="gr4" draw:text-style-name="P1" draw:layer="layout" svg:x1="9.6cm" svg:y1="1.8cm" svg:x2="6.3cm" svg:y2="2.1cm">
          <text:p/>
        </draw:line>
        <draw:frame draw:style-name="gr2" draw:text-style-name="P5" draw:layer="layout" svg:width="3.593cm" svg:height="1.199cm" svg:x="6.107cm" svg:y="0.701cm">
          <draw:text-box>
            <text:p text:style-name="P4"><text:span text:style-name="T4">CA</text:span><text:span text:style-name="T4">A </text:span><text:span text:style-name="T4">== </text:span></text:p>
            <text:p text:style-name="P4"><text:span text:style-name="T4">“</text:span><text:span text:style-name="T4">Let</text:span><text:span text:style-name="T4">‘s </text:span><text:span text:style-name="T4">Enc</text:span><text:span text:style-name="T4">rypt</text:span><text:span text:style-name="T4">“ ?</text:span></text:p>
          </draw:text-box>
        </draw:frame>
        <draw:frame draw:style-name="gr2" draw:text-style-name="P7" draw:layer="layout" svg:width="2.614cm" svg:height="0.725cm" svg:x="0.7cm" svg:y="0.8cm">
          <draw:text-box>
            <text:p text:style-name="P6"><text:span text:style-name="T5">WebServer</text:span></text:p>
          </draw:text-box>
        </draw:frame>
        <draw:custom-shape draw:style-name="gr5" draw:text-style-name="P1" draw:layer="layout" svg:width="2.2cm" svg:height="2.3cm" svg:x="0.886cm" svg:y="0.9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4.4cm" svg:y1="2.5cm" svg:x2="3.1cm" svg:y2="2.5cm">
          <text:p/>
        </draw:line>
        <draw:frame draw:style-name="gr2" draw:text-style-name="P9" draw:layer="layout" svg:width="1.603cm" svg:height="1.293cm" svg:x="4.2cm" svg:y="1.807cm">
          <draw:text-box>
            <text:p text:style-name="P8"><text:span text:style-name="T6">new</text:span></text:p>
            <text:p text:style-name="P8"><text:span text:style-name="T6">Cert</text:span></text:p>
          </draw:text-box>
        </draw:frame>
        <draw:line draw:style-name="gr6" draw:text-style-name="P1" draw:layer="layout" svg:x1="3.1cm" svg:y1="4.5cm" svg:x2="9.5cm" svg:y2="2.9cm">
          <text:p/>
        </draw:line>
        <draw:custom-shape draw:style-name="gr7" draw:text-style-name="P1" draw:layer="layout" svg:width="2.2cm" svg:height="1.7cm" svg:x="0.9cm" svg:y="3.6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5cm" svg:height="1.673cm" svg:x="0.8cm" svg:y="3.6cm">
          <draw:text-box>
            <text:p>TLSA-</text:p>
            <text:p>recgen</text:p>
          </draw:text-box>
        </draw:frame>
        <draw:line draw:style-name="gr6" draw:text-style-name="P1" draw:layer="layout" svg:x1="3.7cm" svg:y1="2.5cm" svg:x2="3.1cm" svg:y2="3.7cm">
          <text:p/>
        </draw:line>
        <draw:frame draw:style-name="gr2" draw:text-style-name="P3" draw:layer="layout" svg:width="2.026cm" svg:height="0.971cm" svg:x="9.374cm" svg:y="2.329cm">
          <draw:text-box>
            <text:p><text:span text:style-name="T2">TLSA</text:span></text:p>
          </draw:text-box>
        </draw:frame>
        <draw:frame draw:style-name="gr2" draw:text-style-name="P11" xml:id="id1" draw:id="id1" draw:layer="layout" svg:width="1.687cm" svg:height="0.891cm" svg:x="0.9cm" svg:y="1.9cm">
          <draw:text-box>
            <text:p text:style-name="P10"><text:span text:style-name="T7">Webpage</text:span></text:p>
            <text:p text:style-name="P10"><text:span text:style-name="T8">(HTTPS)</text:span></text:p>
          </draw:text-box>
        </draw:frame>
        <draw:connector draw:style-name="gr6" draw:text-style-name="P1" draw:layer="layout" svg:x1="0.9cm" svg:y1="2.345cm" svg:x2="7.832cm" svg:y2="6.346cm" draw:start-shape="id1" draw:start-glue-point="3" svg:d="M900 2345h-500v4001h7432" svg:viewBox="0 0 7433 4002">
          <text:p/>
        </draw:connector>
        <draw:custom-shape draw:style-name="gr9" draw:text-style-name="P1" draw:layer="layout" svg:width="3.2cm" svg:height="2.3cm" svg:x="7.9cm" svg:y="4.8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2.34cm" svg:height="1.063cm" svg:x="7.86cm" svg:y="4.837cm">
          <draw:text-box>
            <text:p>Client</text:p>
          </draw:text-box>
        </draw:frame>
        <draw:line draw:style-name="gr4" draw:text-style-name="P1" draw:layer="layout" svg:x1="9.6cm" svg:y1="3cm" svg:x2="8.3cm" svg:y2="4.8cm">
          <text:p/>
        </draw:line>
        <draw:frame draw:style-name="gr11" draw:text-style-name="P12" draw:layer="layout" svg:width="2.935cm" svg:height="1.691cm" svg:x="9.365cm" svg:y="3.309cm">
          <draw:text-box>
            <text:p><text:span text:style-name="T2">DNSSEC</text:span></text:p>
          </draw:text-box>
        </draw:frame>
        <draw:line draw:style-name="gr4" draw:text-style-name="P1" draw:layer="layout" svg:x1="9.6cm" svg:y1="3.8cm" svg:x2="8.9cm" svg:y2="4.8cm">
          <text:p/>
        </draw:line>
        <draw:frame draw:style-name="gr12" draw:text-style-name="P13" draw:layer="layout" svg:width="3.46cm" svg:height="1.199cm" svg:x="5.4cm" svg:y="4.001cm">
          <draw:text-box>
            <text:p text:style-name="P4"><text:span text:style-name="T4">TLSA == Cert</text:span></text:p>
          </draw:text-box>
        </draw:frame>
        <draw:frame draw:style-name="gr12" draw:text-style-name="P13" draw:layer="layout" svg:width="3.66cm" svg:height="1.199cm" svg:x="9.2cm" svg:y="4.1cm">
          <draw:text-box>
            <text:p text:style-name="P4"><text:span text:style-name="T4">DNSSEC OK?</text:span></text:p>
          </draw:text-box>
        </draw:frame>
        <draw:custom-shape draw:style-name="gr13" draw:text-style-name="P1" draw:layer="layout" svg:width="3.6cm" svg:height="5.8cm" svg:x="0.3cm" svg:y="0.1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751cm" svg:height="0.725cm" svg:x="0.186cm" svg:y="0cm">
          <draw:text-box>
            <text:p text:style-name="P6"><text:span text:style-name="T5">Serv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FreeSans1" svg:font-family="FreeSans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6cm" fo:page-height="7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5T13:18:48.457667649</meta:creation-date>
    <dc:date>2018-05-09T18:11:50.535154376</dc:date>
    <meta:editing-duration>PT5H40M23S</meta:editing-duration>
    <meta:editing-cycles>28</meta:editing-cycles>
    <meta:generator>LibreOffice/5.1.6.2$Linux_X86_64 LibreOffice_project/10m0$Build-2</meta:generator>
    <meta:document-statistic meta:object-count="27"/>
  </office:meta>
</office:document-meta>
</file>